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2.01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0">
      <style:table-cell-properties fo:background-color="#ffff99"/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ackground-color="transparent"/>
      <style:text-properties fo:language="en" fo:country="US"/>
    </style:style>
    <style:style style:name="ce7" style:family="table-cell" style:parent-style-name="Default" style:data-style-name="N0">
      <style:table-cell-properties fo:background-color="#ffff99"/>
      <style:text-properties fo:language="en" fo:country="US"/>
    </style:style>
    <style:style style:name="ce8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0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2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9"/>
        <table:table-column table:style-name="co5" table:default-cell-style-name="ce4"/>
        <table:table-column table:style-name="co6" table:number-columns-repeated="245" table:default-cell-style-name="ce4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ooc:=[.C2]+[.D2]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Empty cells with +</text:p>
          </table:table-cell>
          <table:table-cell office:value-type="string">
            <text:p>+</text:p>
          </table:table-cell>
          <table:table-cell table:style-name="ce11"/>
          <table:table-cell/>
          <table:table-cell/>
          <table:table-cell table:style-name="ce12" table:formula="oooc:=IF(ISBLANK([.M2]);[.A2];[.M2])" office:value-type="float" office:value="5">
            <text:p>5</text:p>
          </table:table-cell>
          <table:table-cell table:style-name="ce12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ooc:=[.C3]+[.D3]" office:value-type="float" office:value="5">
            <text:p>5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2" table:formula="oooc:=IF(ISBLANK([.M3]);[.A3];[.M3])" office:value-type="float" office:value="5">
            <text:p>5</text:p>
          </table:table-cell>
          <table:table-cell table:style-name="ce12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ooc:=[.C4]+[.D4]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2" table:formula="oooc:=IF(ISBLANK([.M4]);[.A4];[.M4])" office:value-type="float" office:value="6">
            <text:p>6</text:p>
          </table:table-cell>
          <table:table-cell table:style-name="ce12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ce12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ooc:=[.C6]*[.D6]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Empty cells with *</text:p>
          </table:table-cell>
          <table:table-cell office:value-type="string">
            <text:p>*</text:p>
          </table:table-cell>
          <table:table-cell table:style-name="ce11"/>
          <table:table-cell/>
          <table:table-cell/>
          <table:table-cell table:style-name="ce12" table:formula="oooc:=IF(ISBLANK([.M6]);[.A6];[.M6])" office:value-type="float" office:value="6">
            <text:p>6</text:p>
          </table:table-cell>
          <table:table-cell table:style-name="ce12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6" table:formula="oooc:=[.C7]*[.D7]" office:value-type="float" office:value="0">
            <text:p>0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2" table:formula="oooc:=IF(ISBLANK([.M7]);[.A7];[.M7])" office:value-type="float" office:value="0">
            <text:p>0</text:p>
          </table:table-cell>
          <table:table-cell table:style-name="ce12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6" table:formula="oooc:=[.C8]*[.D8]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ce12" table:formula="oooc:=IF(ISBLANK([.M8]);[.A8];[.M8])" office:value-type="float" office:value="0">
            <text:p>0</text:p>
          </table:table-cell>
          <table:table-cell table:style-name="ce12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ce12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ooc:=PRODUCT([.C10];[.D10])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Empty cells with PRODUCT return 0!</text:p>
          </table:table-cell>
          <table:table-cell office:value-type="string">
            <text:p>PRODUCT</text:p>
          </table:table-cell>
          <table:table-cell table:style-name="ce11"/>
          <table:table-cell/>
          <table:table-cell/>
          <table:table-cell table:style-name="ce12" table:formula="oooc:=IF(ISBLANK([.M10]);[.A10];[.M10])" office:value-type="float" office:value="6">
            <text:p>6</text:p>
          </table:table-cell>
          <table:table-cell table:style-name="ce12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7" table:formula="oooc:=PRODUCT([.C11];[.D11])" office:value-type="float" office:value="5">
            <text:p>5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 office:value-type="float" office:value="5">
            <text:p>5</text:p>
          </table:table-cell>
          <table:table-cell/>
          <table:table-cell/>
          <table:table-cell table:style-name="ce12" table:formula="oooc:=IF(ISBLANK([.M11]);[.A11];[.M11])" office:value-type="float" office:value="5">
            <text:p>5</text:p>
          </table:table-cell>
          <table:table-cell table:style-name="ce12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7" table:formula="oooc:=PRODUCT([.C12];[.D12])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 office:value-type="float" office:value="6">
            <text:p>6</text:p>
          </table:table-cell>
          <table:table-cell/>
          <table:table-cell/>
          <table:table-cell table:style-name="ce12" table:formula="oooc:=IF(ISBLANK([.M12]);[.A12];[.M12])" office:value-type="float" office:value="6">
            <text:p>6</text:p>
          </table:table-cell>
          <table:table-cell table:style-name="ce12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ce12" table:number-columns-repeated="2"/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SUMIF([.C14:.E14];&quot;=10&quot;)" office:value-type="float" office:value="10">
            <text:p>10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table:number-columns-repeated="5"/>
          <table:table-cell office:value-type="float" office:value="3">
            <text:p>3</text:p>
          </table:table-cell>
          <table:table-cell table:style-name="ce10" office:value-type="string">
            <text:p>Empty cells with SUMIF</text:p>
          </table:table-cell>
          <table:table-cell table:style-name="ce10" office:value-type="string">
            <text:p>SUMIF</text:p>
          </table:table-cell>
          <table:table-cell table:style-name="ce11"/>
          <table:table-cell/>
          <table:table-cell/>
          <table:table-cell table:style-name="ce12" table:formula="oooc:=IF(ISBLANK([.M14]);[.A14];[.M14])" office:value-type="float" office:value="10">
            <text:p>10</text:p>
          </table:table-cell>
          <table:table-cell table:style-name="ce12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86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ce12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18:15</dc:date>
    <dc:language>ru-RU</dc:language>
    <meta:editing-cycles>4</meta:editing-cycles>
    <meta:editing-duration>PT3M7S</meta:editing-duration>
    <meta:user-defined meta:name="Info 1"/>
    <meta:user-defined meta:name="Info 2"/>
    <meta:user-defined meta:name="Info 3"/>
    <meta:user-defined meta:name="Info 4"/>
    <meta:document-statistic meta:table-count="1" meta:cell-count="107"/>
  </office:meta>
</office:document-meta>
</file>